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22pt" officeooo:rsid="000dd4a7" officeooo:paragraph-rsid="000dd4a7" style:font-size-asian="22pt" style:font-size-complex="22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/>
      <style:text-properties officeooo:paragraph-rsid="0028c2d5"/>
    </style:style>
    <style:style style:name="P4" style:family="paragraph" style:parent-style-name="Standard">
      <style:paragraph-properties fo:line-height="115%"/>
      <style:text-properties officeooo:paragraph-rsid="0027176e"/>
    </style:style>
    <style:style style:name="P5" style:family="paragraph" style:parent-style-name="Standard">
      <style:paragraph-properties fo:line-height="115%"/>
      <style:text-properties officeooo:paragraph-rsid="00243983"/>
    </style:style>
    <style:style style:name="P6" style:family="paragraph" style:parent-style-name="Standard">
      <style:paragraph-properties fo:line-height="115%"/>
      <style:text-properties officeooo:paragraph-rsid="0020fe9e"/>
    </style:style>
    <style:style style:name="P7" style:family="paragraph" style:parent-style-name="Standard">
      <style:paragraph-properties fo:line-height="115%"/>
      <style:text-properties officeooo:paragraph-rsid="001f5eae"/>
    </style:style>
    <style:style style:name="P8" style:family="paragraph" style:parent-style-name="Standard">
      <style:paragraph-properties fo:line-height="115%"/>
      <style:text-properties officeooo:paragraph-rsid="001f26d8"/>
    </style:style>
    <style:style style:name="P9" style:family="paragraph" style:parent-style-name="Standard">
      <style:paragraph-properties fo:line-height="115%"/>
      <style:text-properties officeooo:paragraph-rsid="00176aad"/>
    </style:style>
    <style:style style:name="P10" style:family="paragraph" style:parent-style-name="Standard">
      <style:paragraph-properties fo:line-height="115%"/>
      <style:text-properties officeooo:paragraph-rsid="002cd83a"/>
    </style:style>
    <style:style style:name="P11" style:family="paragraph" style:parent-style-name="Standard">
      <style:paragraph-properties fo:line-height="115%"/>
      <style:text-properties officeooo:paragraph-rsid="0030a033"/>
    </style:style>
    <style:style style:name="P12" style:family="paragraph" style:parent-style-name="Standard">
      <style:paragraph-properties fo:line-height="115%"/>
      <style:text-properties officeooo:paragraph-rsid="00342393"/>
    </style:style>
    <style:style style:name="P13" style:family="paragraph" style:parent-style-name="Standard">
      <style:paragraph-properties fo:line-height="115%"/>
      <style:text-properties officeooo:paragraph-rsid="0034586c"/>
    </style:style>
    <style:style style:name="P14" style:family="paragraph" style:parent-style-name="Standard">
      <style:paragraph-properties fo:line-height="115%"/>
      <style:text-properties officeooo:paragraph-rsid="0034b9eb"/>
    </style:style>
    <style:style style:name="P15" style:family="paragraph" style:parent-style-name="Standard">
      <style:paragraph-properties fo:line-height="115%"/>
      <style:text-properties officeooo:paragraph-rsid="003650ba"/>
    </style:style>
    <style:style style:name="P16" style:family="paragraph" style:parent-style-name="Standard">
      <style:paragraph-properties fo:line-height="115%"/>
      <style:text-properties officeooo:paragraph-rsid="0037caa8"/>
    </style:style>
    <style:style style:name="P17" style:family="paragraph" style:parent-style-name="Standard">
      <style:paragraph-properties fo:line-height="115%"/>
      <style:text-properties officeooo:paragraph-rsid="0038e95c"/>
    </style:style>
    <style:style style:name="P18" style:family="paragraph" style:parent-style-name="Standard">
      <style:paragraph-properties fo:line-height="115%"/>
      <style:text-properties officeooo:paragraph-rsid="003a0453"/>
    </style:style>
    <style:style style:name="P19" style:family="paragraph" style:parent-style-name="Standard">
      <style:paragraph-properties fo:line-height="115%"/>
      <style:text-properties officeooo:paragraph-rsid="003a3eb1"/>
    </style:style>
    <style:style style:name="P20" style:family="paragraph" style:parent-style-name="Standard">
      <style:paragraph-properties fo:line-height="115%" fo:text-align="justify" style:justify-single-word="false"/>
      <style:text-properties officeooo:rsid="0013d4a8" officeooo:paragraph-rsid="00176aad"/>
    </style:style>
    <style:style style:name="P21" style:family="paragraph" style:parent-style-name="Standard">
      <style:paragraph-properties fo:line-height="115%"/>
      <style:text-properties officeooo:rsid="00176aad" officeooo:paragraph-rsid="00176aad"/>
    </style:style>
    <style:style style:name="P22" style:family="paragraph" style:parent-style-name="Standard">
      <style:paragraph-properties fo:margin-top="0.101cm" fo:margin-bottom="0.101cm" style:contextual-spacing="false" fo:line-height="115%"/>
      <style:text-properties officeooo:rsid="001f26d8" officeooo:paragraph-rsid="001f5eae"/>
    </style:style>
    <style:style style:name="P23" style:family="paragraph" style:parent-style-name="Standard">
      <style:paragraph-properties fo:margin-top="0.101cm" fo:margin-bottom="0.101cm" style:contextual-spacing="false" fo:line-height="115%"/>
      <style:text-properties officeooo:rsid="001f26d8" officeooo:paragraph-rsid="001f26d8"/>
    </style:style>
    <style:style style:name="P24" style:family="paragraph" style:parent-style-name="Standard">
      <style:paragraph-properties fo:margin-top="0.101cm" fo:margin-bottom="0.101cm" style:contextual-spacing="false" fo:line-height="115%"/>
      <style:text-properties officeooo:rsid="00121559" officeooo:paragraph-rsid="00121559"/>
    </style:style>
    <style:style style:name="P25" style:family="paragraph" style:parent-style-name="Standard">
      <style:paragraph-properties fo:line-height="115%"/>
      <style:text-properties officeooo:rsid="0037caa8" officeooo:paragraph-rsid="0038e95c"/>
    </style:style>
    <style:style style:name="P26" style:family="paragraph" style:parent-style-name="Standard">
      <style:paragraph-properties fo:line-height="115%"/>
      <style:text-properties officeooo:rsid="0037caa8" officeooo:paragraph-rsid="003a0453"/>
    </style:style>
    <style:style style:name="P27" style:family="paragraph" style:parent-style-name="Standard">
      <style:paragraph-properties fo:line-height="115%"/>
      <style:text-properties officeooo:rsid="0037caa8" officeooo:paragraph-rsid="003a3eb1"/>
    </style:style>
    <style:style style:name="P28" style:family="paragraph" style:parent-style-name="Standard" style:list-style-name="L1">
      <style:paragraph-properties fo:line-height="115%"/>
      <style:text-properties officeooo:rsid="003a3eb1" officeooo:paragraph-rsid="003a3eb1"/>
    </style:style>
    <style:style style:name="P29" style:family="paragraph" style:parent-style-name="Standard" style:list-style-name="L1">
      <style:paragraph-properties fo:line-height="115%"/>
      <style:text-properties officeooo:rsid="003c0c8a" officeooo:paragraph-rsid="003c0c8a"/>
    </style:style>
    <style:style style:name="P30" style:family="paragraph" style:parent-style-name="Standard" style:list-style-name="L1">
      <style:paragraph-properties fo:line-height="115%"/>
      <style:text-properties officeooo:rsid="0038e95c" officeooo:paragraph-rsid="003a3eb1"/>
    </style:style>
    <style:style style:name="P31" style:family="paragraph" style:parent-style-name="Standard" style:list-style-name="L1">
      <style:paragraph-properties fo:line-height="115%"/>
      <style:text-properties officeooo:rsid="0038e95c" officeooo:paragraph-rsid="003a0453"/>
    </style:style>
    <style:style style:name="P32" style:family="paragraph" style:parent-style-name="Standard" style:list-style-name="L1">
      <style:paragraph-properties fo:line-height="115%"/>
      <style:text-properties officeooo:rsid="0037caa8" officeooo:paragraph-rsid="0038e95c"/>
    </style:style>
    <style:style style:name="P33" style:family="paragraph" style:parent-style-name="Standard" style:list-style-name="L1">
      <style:paragraph-properties fo:line-height="115%"/>
      <style:text-properties officeooo:rsid="0034b9eb" officeooo:paragraph-rsid="003650ba"/>
    </style:style>
    <style:style style:name="P34" style:family="paragraph" style:parent-style-name="Standard" style:list-style-name="L1">
      <style:paragraph-properties fo:line-height="115%"/>
      <style:text-properties officeooo:rsid="003619b6" officeooo:paragraph-rsid="003650ba"/>
    </style:style>
    <style:style style:name="P35" style:family="paragraph" style:parent-style-name="Standard" style:list-style-name="L1">
      <style:paragraph-properties fo:line-height="115%"/>
      <style:text-properties officeooo:paragraph-rsid="003650ba"/>
    </style:style>
    <style:style style:name="P36" style:family="paragraph" style:parent-style-name="Standard" style:list-style-name="L1">
      <style:paragraph-properties fo:line-height="115%"/>
      <style:text-properties officeooo:paragraph-rsid="002b51fc"/>
    </style:style>
    <style:style style:name="P37" style:family="paragraph" style:parent-style-name="Standard" style:list-style-name="L2">
      <style:paragraph-properties fo:margin-top="0.101cm" fo:margin-bottom="0.101cm" style:contextual-spacing="false" fo:line-height="115%"/>
      <style:text-properties officeooo:paragraph-rsid="0027176e"/>
    </style:style>
    <style:style style:name="P38" style:family="paragraph" style:parent-style-name="Standard" style:list-style-name="L1">
      <style:paragraph-properties fo:line-height="115%"/>
      <style:text-properties officeooo:rsid="0034586c" officeooo:paragraph-rsid="0034b9eb"/>
    </style:style>
    <style:style style:name="P39" style:family="paragraph" style:parent-style-name="Standard" style:list-style-name="L1">
      <style:paragraph-properties fo:line-height="115%"/>
      <style:text-properties officeooo:rsid="002f6f24" officeooo:paragraph-rsid="0034b9eb"/>
    </style:style>
    <style:style style:name="P40" style:family="paragraph" style:parent-style-name="Standard" style:list-style-name="L1">
      <style:paragraph-properties fo:line-height="115%"/>
      <style:text-properties officeooo:rsid="002f6f24" officeooo:paragraph-rsid="0030a033"/>
    </style:style>
    <style:style style:name="P41" style:family="paragraph" style:parent-style-name="Standard" style:list-style-name="L1">
      <style:paragraph-properties fo:line-height="115%"/>
      <style:text-properties officeooo:rsid="002f6f24" officeooo:paragraph-rsid="002f6f24"/>
    </style:style>
    <style:style style:name="P42" style:family="paragraph" style:parent-style-name="Standard" style:list-style-name="L1">
      <style:paragraph-properties fo:line-height="115%"/>
      <style:text-properties officeooo:rsid="0030a033" officeooo:paragraph-rsid="0034b9eb"/>
    </style:style>
    <style:style style:name="P43" style:family="paragraph" style:parent-style-name="Standard" style:list-style-name="L1">
      <style:paragraph-properties fo:line-height="115%"/>
      <style:text-properties officeooo:rsid="0030a033" officeooo:paragraph-rsid="00342393"/>
    </style:style>
    <style:style style:name="P44" style:family="paragraph" style:parent-style-name="Standard" style:list-style-name="L1">
      <style:paragraph-properties fo:line-height="115%"/>
      <style:text-properties officeooo:rsid="0030a033" officeooo:paragraph-rsid="0030a033"/>
    </style:style>
    <style:style style:name="P45" style:family="paragraph" style:parent-style-name="Standard" style:list-style-name="L1">
      <style:paragraph-properties fo:line-height="115%"/>
      <style:text-properties officeooo:rsid="00342393" officeooo:paragraph-rsid="00342393"/>
    </style:style>
    <style:style style:name="P46" style:family="paragraph" style:parent-style-name="Standard" style:list-style-name="L1">
      <style:paragraph-properties fo:line-height="115%"/>
      <style:text-properties officeooo:rsid="0031f250" officeooo:paragraph-rsid="0031f250"/>
    </style:style>
    <style:style style:name="P47" style:family="paragraph" style:parent-style-name="Standard" style:list-style-name="L1">
      <style:paragraph-properties fo:line-height="115%"/>
      <style:text-properties officeooo:rsid="0032bce0" officeooo:paragraph-rsid="0032bce0"/>
    </style:style>
    <style:style style:name="P48" style:family="paragraph" style:parent-style-name="Standard" style:list-style-name="L1">
      <style:paragraph-properties fo:line-height="115%"/>
      <style:text-properties officeooo:rsid="002cd83a" officeooo:paragraph-rsid="002cd83a"/>
    </style:style>
    <style:style style:name="P49" style:family="paragraph" style:parent-style-name="Standard" style:list-style-name="L1">
      <style:paragraph-properties fo:line-height="115%"/>
      <style:text-properties officeooo:rsid="002cd83a" officeooo:paragraph-rsid="002de86c"/>
    </style:style>
    <style:style style:name="P50" style:family="paragraph" style:parent-style-name="Standard" style:list-style-name="L1">
      <style:paragraph-properties fo:line-height="115%"/>
      <style:text-properties officeooo:rsid="002fb9aa" officeooo:paragraph-rsid="002fb9aa"/>
    </style:style>
    <style:style style:name="P51" style:family="paragraph" style:parent-style-name="Standard" style:list-style-name="L1">
      <style:paragraph-properties fo:line-height="115%"/>
      <style:text-properties officeooo:rsid="002b51fc" officeooo:paragraph-rsid="002b51fc"/>
    </style:style>
    <style:style style:name="P52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7176e" officeooo:paragraph-rsid="0027176e"/>
    </style:style>
    <style:style style:name="P53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0fe9e" officeooo:paragraph-rsid="00243983"/>
    </style:style>
    <style:style style:name="P54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0fe9e" officeooo:paragraph-rsid="002616e9"/>
    </style:style>
    <style:style style:name="P55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0fe9e" officeooo:paragraph-rsid="0020fe9e"/>
    </style:style>
    <style:style style:name="P56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26d8" officeooo:paragraph-rsid="0020fe9e"/>
    </style:style>
    <style:style style:name="P57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26d8" officeooo:paragraph-rsid="001f5eae"/>
    </style:style>
    <style:style style:name="P58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26d8" officeooo:paragraph-rsid="001f26d8"/>
    </style:style>
    <style:style style:name="P59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5eae" officeooo:paragraph-rsid="001f5eae"/>
    </style:style>
    <style:style style:name="P60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da732" officeooo:paragraph-rsid="001f26d8"/>
    </style:style>
    <style:style style:name="P61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da732" officeooo:paragraph-rsid="001da732"/>
    </style:style>
    <style:style style:name="T1" style:family="text">
      <style:text-properties officeooo:rsid="0013d4a8"/>
    </style:style>
    <style:style style:name="T2" style:family="text">
      <style:text-properties officeooo:rsid="0016184b"/>
    </style:style>
    <style:style style:name="T3" style:family="text">
      <style:text-properties officeooo:rsid="00176aad"/>
    </style:style>
    <style:style style:name="T4" style:family="text">
      <style:text-properties officeooo:rsid="001ab632"/>
    </style:style>
    <style:style style:name="T5" style:family="text">
      <style:text-properties officeooo:rsid="001bc4f5"/>
    </style:style>
    <style:style style:name="T6" style:family="text">
      <style:text-properties officeooo:rsid="001f26d8"/>
    </style:style>
    <style:style style:name="T7" style:family="text">
      <style:text-properties officeooo:rsid="001f5eae"/>
    </style:style>
    <style:style style:name="T8" style:family="text">
      <style:text-properties officeooo:rsid="0020fe9e"/>
    </style:style>
    <style:style style:name="T9" style:family="text">
      <style:text-properties officeooo:rsid="00243983"/>
    </style:style>
    <style:style style:name="T10" style:family="text">
      <style:text-properties officeooo:rsid="00259f74"/>
    </style:style>
    <style:style style:name="T11" style:family="text">
      <style:text-properties officeooo:rsid="002616e9"/>
    </style:style>
    <style:style style:name="T12" style:family="text">
      <style:text-properties officeooo:rsid="0027176e"/>
    </style:style>
    <style:style style:name="T13" style:family="text">
      <style:text-properties officeooo:rsid="0028c2d5"/>
    </style:style>
    <style:style style:name="T14" style:family="text">
      <style:text-properties officeooo:rsid="002b51fc"/>
    </style:style>
    <style:style style:name="T15" style:family="text">
      <style:text-properties officeooo:rsid="002cd83a"/>
    </style:style>
    <style:style style:name="T16" style:family="text">
      <style:text-properties officeooo:rsid="002de86c"/>
    </style:style>
    <style:style style:name="T17" style:family="text">
      <style:text-properties officeooo:rsid="0030a033"/>
    </style:style>
    <style:style style:name="T18" style:family="text">
      <style:text-properties officeooo:rsid="0032bce0"/>
    </style:style>
    <style:style style:name="T19" style:family="text">
      <style:text-properties officeooo:rsid="0032ca39"/>
    </style:style>
    <style:style style:name="T20" style:family="text">
      <style:text-properties officeooo:rsid="0032d0db"/>
    </style:style>
    <style:style style:name="T21" style:family="text">
      <style:text-properties officeooo:rsid="00342393"/>
    </style:style>
    <style:style style:name="T22" style:family="text">
      <style:text-properties officeooo:rsid="002f6f24"/>
    </style:style>
    <style:style style:name="T23" style:family="text">
      <style:text-properties officeooo:rsid="0034586c"/>
    </style:style>
    <style:style style:name="T24" style:family="text">
      <style:text-properties officeooo:rsid="0034b9eb"/>
    </style:style>
    <style:style style:name="T25" style:family="text">
      <style:text-properties officeooo:rsid="003619b6"/>
    </style:style>
    <style:style style:name="T26" style:family="text">
      <style:text-properties officeooo:rsid="003650ba"/>
    </style:style>
    <style:style style:name="T27" style:family="text">
      <style:text-properties officeooo:rsid="0037caa8"/>
    </style:style>
    <style:style style:name="T28" style:family="text">
      <style:text-properties officeooo:rsid="0038e95c"/>
    </style:style>
    <style:style style:name="T29" style:family="text">
      <style:text-properties style:font-name="Showcard Gothic" fo:font-style="italic" fo:font-weight="bold" officeooo:rsid="00394e2d" style:font-style-asian="italic" style:font-weight-asian="bold" style:font-style-complex="italic" style:font-weight-complex="bold"/>
    </style:style>
    <style:style style:name="T30" style:family="text">
      <style:text-properties style:font-name="Showcard Gothic" fo:font-style="italic" fo:font-weight="bold" officeooo:rsid="003cfe16" style:font-style-asian="italic" style:font-weight-asian="bold" style:font-style-complex="italic" style:font-weight-complex="bold"/>
    </style:style>
    <style:style style:name="T31" style:family="text">
      <style:text-properties officeooo:rsid="003a0453"/>
    </style:style>
    <style:style style:name="T32" style:family="text">
      <style:text-properties officeooo:rsid="003a3eb1"/>
    </style:style>
    <style:style style:name="T33" style:family="text">
      <style:text-properties officeooo:rsid="003cfe1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9">LARUS <text:s/></text:span><text:span text:style-name="T4">A</text:span><text:span text:style-name="T33">ll-In-One </text:span>Release Notes </text:p>
      <text:p text:style-name="P2"/>
      <text:p text:style-name="P2"/>
      <text:p text:style-name="P16"><text:span text:style-name="T32">06.05</text:span><text:span text:style-name="T27">.2022</text:span><text:tab/><text:span text:style-name="T1">Version </text:span><text:span text:style-name="T27">1.</text:span><text:span text:style-name="T32">2.7</text:span></text:p>
      <text:p text:style-name="P16"/>
      <text:list xml:id="list286172844" text:style-name="L1">
        <text:list-item>
          <text:p text:style-name="P28">Neu : &lt;g_Check_Connection&gt; </text:p>
        </text:list-item>
        <text:list-item>
          <text:p text:style-name="P28">Korrektur in &lt;Set_Volume&gt; : x_vol = vol / 10.0 + 1.0; <text:s/>// 0 = log10 ( 1 ) <text:s text:c="2"/>!!</text:p>
        </text:list-item>
        <text:list-item>
          <text:p text:style-name="P28">&lt;task-AudioController.c&gt; : </text:p>
          <text:list>
            <text:list-item>
              <text:p text:style-name="P28">Ausdünnung sich wiederholender Signal</text:p>
            </text:list-item>
            <text:list-item>
              <text:p text:style-name="P28">Veränderung/Verkürzung der Tonfolgen</text:p>
            </text:list-item>
            <text:list-item>
              <text:p text:style-name="P28">Idle Ton jetzt ganz leise</text:p>
            </text:list-item>
          </text:list>
        </text:list-item>
        <text:list-item>
          <text:p text:style-name="P28">task_CAN_Bus_Receiver.c : Reihenfolge der Eulerwinkel von Roll, Nick, Yaw geändert auf Yaw, Roll, Nick</text:p>
        </text:list-item>
        <text:list-item>
          <text:p text:style-name="P28">task_Flaps_LED : Jetzt empfindlich aus g_Check_Connection</text:p>
        </text:list-item>
        <text:list-item>
          <text:p text:style-name="P29">task_Side_Wall_Sensor.c : Beachtet jetzt den Pin &lt;Check_Connection&gt; und setzt <text:span text:style-name="T32">g_Check_Connection </text:span>entsprechend</text:p>
        </text:list-item>
      </text:list>
      <text:p text:style-name="P25"/>
      <text:p text:style-name="P16"/>
      <text:p text:style-name="P19"><text:span text:style-name="T27">0</text:span><text:span text:style-name="T28">7</text:span><text:span text:style-name="T27">.02.2022</text:span><text:tab/><text:span text:style-name="T1">Version </text:span><text:span text:style-name="T27">1.1.</text:span><text:span text:style-name="T28">2</text:span></text:p>
      <text:p text:style-name="P18"/>
      <text:list xml:id="list234504801491558" text:continue-numbering="true" text:style-name="L1">
        <text:list-item>
          <text:p text:style-name="P31">Generic_CAN_Ids.h : Anpassungen an Sensor Communications</text:p>
        </text:list-item>
      </text:list>
      <text:p text:style-name="P26"/>
      <text:p text:style-name="P18"/>
      <text:p text:style-name="P18"><text:span text:style-name="T27">05.02.2022</text:span><text:tab/><text:span text:style-name="T1">Version </text:span><text:span text:style-name="T27">1.1.1</text:span></text:p>
      <text:p text:style-name="P17"/>
      <text:list xml:id="list234504485620561" text:continue-numbering="true" text:style-name="L1">
        <text:list-item>
          <text:p text:style-name="P32">HighwaterMarks deleted</text:p>
        </text:list-item>
        <text:list-item>
          <text:p text:style-name="P32">BME680 integeration</text:p>
        </text:list-item>
        <text:list-item>
          <text:p text:style-name="P32">Neue Task SideWallSensor und TempHum_Sensor</text:p>
        </text:list-item>
        <text:list-item>
          <text:p text:style-name="P32">task_CAN_Bus_Sender : Erweiterunge für TempHum_Sensor</text:p>
        </text:list-item>
      </text:list>
      <text:p text:style-name="P17"/>
      <text:p text:style-name="P17"/>
      <text:p text:style-name="P16"><text:span text:style-name="T26">19.12</text:span>.2021<text:tab/><text:span text:style-name="T1">Version </text:span>0.<text:span text:style-name="T5">1</text:span>.<text:span text:style-name="T23">3</text:span><text:span text:style-name="T26">3</text:span></text:p>
      <text:p text:style-name="P13"/>
      <text:list xml:id="list234503890722891" text:continue-numbering="true" text:style-name="L1">
        <text:list-item>
          <text:p text:style-name="P33">CAN_Driver.cpp <text:span text:style-name="T26">ersetzt durch Maxens CAN Treiber</text:span></text:p>
        </text:list-item>
      </text:list>
      <text:p text:style-name="P15"/>
      <text:p text:style-name="P14"/>
      <text:p text:style-name="P15"><text:span text:style-name="T24">09.11</text:span>.2021<text:tab/><text:span text:style-name="T1">Version </text:span>0.<text:span text:style-name="T5">1</text:span>.<text:span text:style-name="T23">3</text:span><text:span text:style-name="T24">1</text:span></text:p>
      <text:p text:style-name="P15"/>
      <text:list xml:id="list234505412281567" text:continue-numbering="true" text:style-name="L1">
        <text:list-item>
          <text:p text:style-name="P33">CAN_Driver.cpp kleine Veränderungen</text:p>
        </text:list-item>
        <text:list-item>
          <text:p text:style-name="P33">task_CAN_Bus_Receiver : </text:p>
          <text:list>
            <text:list-item>
              <text:p text:style-name="P33">Blink_alive_counter</text:p>
            </text:list-item>
            <text:list-item>
              <text:p text:style-name="P34">Pattern/Row inversion</text:p>
            </text:list-item>
          </text:list>
        </text:list-item>
        <text:list-item>
          <text:p text:style-name="P35"><text:span text:style-name="T24">task_</text:span><text:span text:style-name="T25">Flaps_LED</text:span><text:span text:style-name="T24"> : </text:span><text:span text:style-name="T25">Pattern/Row inversion</text:span></text:p>
        </text:list-item>
      </text:list>
      <text:p text:style-name="P15"/>
      <text:p text:style-name="P15"/>
      <text:p text:style-name="P15"><text:soft-page-break/><text:span text:style-name="T23">27</text:span><text:span text:style-name="T21">.10</text:span>.2021<text:tab/><text:span text:style-name="T1">Version </text:span>0.<text:span text:style-name="T5">1</text:span>.<text:span text:style-name="T23">30</text:span></text:p>
      <text:p text:style-name="P14"/>
      <text:list xml:id="list234504327075863" text:continue-numbering="true" text:style-name="L1">
        <text:list-item>
          <text:p text:style-name="P38">USE_CAN1 eingeführt (Umschaltung CAN1 – CAN2 )</text:p>
        </text:list-item>
        <text:list-item>
          <text:p text:style-name="P38">Portable_Utils.h/.c : Neu</text:p>
          <text:list>
            <text:list-item>
              <text:p text:style-name="P39">uint8_t <text:s text:c="2"/>InvertBitsInAByte <text:s text:c="8"/>( uint8_t pattern );</text:p>
            </text:list-item>
            <text:list-item>
              <text:p text:style-name="P39">uint32_t <text:s/>FirstBitNoSet <text:s text:c="12"/>( uint32_t <text:s/>pattern, uint8_t depth );</text:p>
            </text:list-item>
            <text:list-item>
              <text:p text:style-name="P42"><text:span text:style-name="T23">viele Änderungen und Ergänzungen</text:span><text:span text:style-name="T22"><text:line-break/></text:span></text:p>
            </text:list-item>
          </text:list>
        </text:list-item>
      </text:list>
      <text:p text:style-name="P14"/>
      <text:p text:style-name="P12"><text:span text:style-name="T21">10.10</text:span>.2021<text:tab/><text:span text:style-name="T1">Version </text:span>0.<text:span text:style-name="T5">1</text:span>.<text:span text:style-name="T13">2</text:span><text:span text:style-name="T21">9</text:span></text:p>
      <text:p text:style-name="P12"/>
      <text:list xml:id="list234505290735275" text:continue-numbering="true" text:style-name="L1">
        <text:list-item>
          <text:p text:style-name="P45">Portable_Utils.h/c :</text:p>
          <text:list>
            <text:list-item>
              <text:p text:style-name="P45">New : InvertBitsInAByte</text:p>
            </text:list-item>
            <text:list-item>
              <text:p text:style-name="P45">New : FirstBitNoSet</text:p>
            </text:list-item>
            <text:list-item>
              <text:p text:style-name="P43"><text:span text:style-name="T21">New : </text:span><text:span text:style-name="T22">MakeLOCFromUTCTime <text:s text:c="7"/></text:span></text:p>
            </text:list-item>
            <text:list-item>
              <text:p text:style-name="P45">New : <text:span text:style-name="T22">DateTimeToString <text:s text:c="9"/></text:span></text:p>
            </text:list-item>
            <text:list-item>
              <text:p text:style-name="P43"><text:span text:style-name="T21">New : </text:span><text:span text:style-name="T22">Portable_IntraDay_TimeDiff </text:span></text:p>
            </text:list-item>
          </text:list>
        </text:list-item>
        <text:list-item>
          <text:p text:style-name="P45">Generic_Common.h : </text:p>
          <text:list>
            <text:list-item>
              <text:p text:style-name="P43"><text:span text:style-name="T21">New : g_LEDDutyCycle</text:span><text:span text:style-name="T22"><text:line-break/></text:span></text:p>
            </text:list-item>
          </text:list>
        </text:list-item>
      </text:list>
      <text:p text:style-name="P11"><text:span text:style-name="T15">2</text:span><text:span text:style-name="T17">3</text:span><text:span text:style-name="T15">.09</text:span>.2021<text:tab/><text:span text:style-name="T1">Version </text:span>0.<text:span text:style-name="T5">1</text:span>.<text:span text:style-name="T13">2</text:span><text:span text:style-name="T17">6</text:span></text:p>
      <text:p text:style-name="P11"/>
      <text:list xml:id="list234505337208429" text:continue-numbering="true" text:style-name="L1">
        <text:list-item>
          <text:p text:style-name="P44">FlapsLED-Anzeige jetzt im Audio</text:p>
        </text:list-item>
        <text:list-item>
          <text:p text:style-name="P46">task_AudioController.c : </text:p>
          <text:list>
            <text:list-item>
              <text:p text:style-name="P46">Korrekturen</text:p>
            </text:list-item>
            <text:list-item>
              <text:p text:style-name="P46">Veränderung an der Tongestaltung, <text:span text:style-name="T18">auch an den Signalen</text:span></text:p>
            </text:list-item>
            <text:list-item>
              <text:p text:style-name="P47">Korrektur : l_intval_counter jetzt int18 statt uint18_t</text:p>
            </text:list-item>
          </text:list>
        </text:list-item>
        <text:list-item>
          <text:p text:style-name="P40"><text:span text:style-name="T18">task_</text:span><text:span text:style-name="T19">Flaps_LED : Ausbau der Möglichkeiten der LED-Anste</text:span><text:span text:style-name="T20">u</text:span><text:span text:style-name="T19">erung (Blinken)</text:span><text:line-break/></text:p>
        </text:list-item>
      </text:list>
      <text:p text:style-name="P10"><text:span text:style-name="T15">20.09</text:span>.2021<text:tab/><text:span text:style-name="T1">Version </text:span>0.<text:span text:style-name="T5">1</text:span>.<text:span text:style-name="T13">2</text:span><text:span text:style-name="T15">3</text:span></text:p>
      <text:p text:style-name="P10"/>
      <text:list xml:id="list234504814869772" text:continue-numbering="true" text:style-name="L1">
        <text:list-item>
          <text:p text:style-name="P48">G<text:span text:style-name="T16">eneric_CAN_Ids.h : </text:span>Flaps-LED-Leiste jetzt an Audio angebunden</text:p>
        </text:list-item>
        <text:list-item>
          <text:p text:style-name="P49">G<text:span text:style-name="T16">eneric_Common.h : </text:span>Flaps-LED-Leiste jetzt an Audio angebunden</text:p>
        </text:list-item>
        <text:list-item>
          <text:p text:style-name="P41">Neu : task_Flaps_LED</text:p>
        </text:list-item>
        <text:list-item>
          <text:p text:style-name="P50">task_Audio_Controller.c : Korrekturen</text:p>
          <text:list>
            <text:list-item>
              <text:p text:style-name="P50">if ( l_frequency_factor &gt; 1.0 )</text:p>
            </text:list-item>
            <text:list-item>
              <text:p text:style-name="P50">„else“ zwischen Signal-verarbeitung und Tune-Verarbeitung fehlte</text:p>
            </text:list-item>
          </text:list>
        </text:list-item>
      </text:list>
      <text:p text:style-name="P10"/>
      <text:p text:style-name="P10"/>
      <text:p text:style-name="P10"><text:span text:style-name="T13">0</text:span><text:span text:style-name="T14">5</text:span><text:span text:style-name="T12">.08</text:span>.2021<text:tab/><text:span text:style-name="T1">Version </text:span>0.<text:span text:style-name="T5">1</text:span>.<text:span text:style-name="T13">21</text:span></text:p>
      <text:p text:style-name="P3"/>
      <text:list xml:id="list234505078845827" text:continue-numbering="true" text:style-name="L1">
        <text:list-item>
          <text:p text:style-name="P36"><text:span text:style-name="T12">LIDAR-</text:span><text:span text:style-name="T9">Sensorik </text:span><text:span text:style-name="T13">aufgegeben / Rückbau in Richtung Lineares Potentiometer</text:span></text:p>
        </text:list-item>
        <text:list-item>
          <text:p text:style-name="P51">HW dazu gebaut mit einem eigenen kleinen Poti, das fürchterlich nicht-linear ist</text:p>
        </text:list-item>
        <text:list-item>
          <text:p text:style-name="P51">HW dazu mit 4 DIP Switches (AirBrakes extended, Gear extended, FlapsAboveNeutral)</text:p>
        </text:list-item>
        <text:list-item>
          <text:p text:style-name="P36"><text:span text:style-name="T14">Anbindung an Vario getestet</text:span><text:span text:style-name="T13"><text:line-break/></text:span></text:p>
        </text:list-item>
      </text:list>
      <text:p text:style-name="P3"><text:soft-page-break/></text:p>
      <text:p text:style-name="P3"><text:span text:style-name="T12">01.08</text:span>.2021<text:tab/><text:span text:style-name="T1">Version </text:span>0.<text:span text:style-name="T5">1</text:span>.<text:span text:style-name="T8">1</text:span><text:span text:style-name="T12">9</text:span></text:p>
      <text:p text:style-name="P4"/>
      <text:list xml:id="list2465602049" text:style-name="L2">
        <text:list-item>
          <text:p text:style-name="P37"><text:span text:style-name="T12">LIDAR-</text:span><text:span text:style-name="T9">Sensorik aufgebaut und getestet</text:span></text:p>
        </text:list-item>
        <text:list-item>
          <text:p text:style-name="P52">drei DGIO Input für AirBrakes, Gear, FlapsNeutral</text:p>
        </text:list-item>
        <text:list-item>
          <text:p text:style-name="P37"><text:span text:style-name="T8">QTRX-</text:span><text:span text:style-name="T9">Sensorik </text:span><text:span text:style-name="T12">ausgebaut</text:span><text:span text:style-name="T8"><text:line-break/><text:line-break/></text:span></text:p>
        </text:list-item>
      </text:list>
      <text:p text:style-name="P4"><text:span text:style-name="T8">1</text:span><text:span text:style-name="T9">7</text:span><text:span text:style-name="T8">.07</text:span>.2021<text:tab/><text:span text:style-name="T1">Version </text:span>0.<text:span text:style-name="T5">1</text:span>.<text:span text:style-name="T8">1</text:span><text:span text:style-name="T9">6</text:span></text:p>
      <text:p text:style-name="P5"/>
      <text:list xml:id="list234505606773894" text:continue-numbering="true" text:style-name="L2">
        <text:list-item>
          <text:p text:style-name="P53">QTRX-<text:span text:style-name="T9">Sensorik mit zwei Sensoren aufgebaut und getestet</text:span></text:p>
        </text:list-item>
        <text:list-item>
          <text:p text:style-name="P54"><text:span text:style-name="T9">Generic_CAN_Ids erweitert um Temperature, Humidity, </text:span><text:span text:style-name="T10">N</text:span><text:span text:style-name="T9">oise und den Trigger für Reboot</text:span></text:p>
        </text:list-item>
        <text:list-item>
          <text:p text:style-name="P54"><text:span text:style-name="T11">Überzählige Reste meiner alten ADC-Implementierung entfernt.</text:span><text:line-break/><text:line-break/></text:p>
        </text:list-item>
      </text:list>
      <text:p text:style-name="P5"><text:span text:style-name="T8">16.07</text:span>.2021<text:tab/><text:span text:style-name="T1">Version </text:span>0.<text:span text:style-name="T5">1</text:span>.<text:span text:style-name="T8">15</text:span></text:p>
      <text:p text:style-name="P6"/>
      <text:list xml:id="list234505200854334" text:continue-numbering="true" text:style-name="L2">
        <text:list-item>
          <text:p text:style-name="P55">QTRX-Treiber in task_Flaps_Sensor eingebaut, ungetestet, muss noch HW nachziehen<text:line-break/></text:p>
          <text:p text:style-name="P56"/>
        </text:list-item>
      </text:list>
      <text:p text:style-name="P6"><text:span text:style-name="T7">30</text:span>.06.2021<text:tab/><text:span text:style-name="T1">Version </text:span>0.<text:span text:style-name="T5">1</text:span>.<text:span text:style-name="T4">0</text:span><text:span text:style-name="T7">6</text:span></text:p>
      <text:p text:style-name="P7"/>
      <text:list xml:id="list234504639868413" text:continue-numbering="true" text:style-name="L2">
        <text:list-item>
          <text:p text:style-name="P59">CAN Protokoll überträgt jetzt NormedFrequency als int32 <text:line-break/>(auf Wunsch eines einzelnen Herrn)</text:p>
          <text:p text:style-name="P57"/>
        </text:list-item>
      </text:list>
      <text:p text:style-name="P22"/>
      <text:p text:style-name="P7"><text:span text:style-name="T4">2</text:span><text:span text:style-name="T6">9</text:span>.06.2021<text:tab/><text:span text:style-name="T1">Version </text:span>0.<text:span text:style-name="T5">1</text:span>.<text:span text:style-name="T4">0</text:span><text:span text:style-name="T6">4</text:span></text:p>
      <text:p text:style-name="P8"/>
      <text:list xml:id="list234504113912797" text:continue-numbering="true" text:style-name="L2">
        <text:list-item>
          <text:p text:style-name="P60">Frequenzspanne verändert auf <text:span text:style-name="T6">159</text:span> – 3<text:span text:style-name="T6">184</text:span></text:p>
        </text:list-item>
        <text:list-item>
          <text:p text:style-name="P58">Umbau des Wölbklappensystems von Drehorgel auf DGIO PE 7 – 14 : task_Flaps_Sensor</text:p>
        </text:list-item>
        <text:list-item>
          <text:p text:style-name="P58">Anpassung der CAN Kommunikation, Generic_CAN_Ids + task_CAN_Sender</text:p>
        </text:list-item>
        <text:list-item>
          <text:p text:style-name="P58">Einbau des Signal-Handlings : task_AudioController + task_CAN_Receiver</text:p>
        </text:list-item>
      </text:list>
      <text:p text:style-name="P23"/>
      <text:p text:style-name="P9"/>
      <text:p text:style-name="P9"/>
      <text:p text:style-name="P9"><text:span text:style-name="T4">20</text:span>.06.2021<text:tab/><text:span text:style-name="T1">Version </text:span>0.<text:span text:style-name="T5">1</text:span>.<text:span text:style-name="T4">0</text:span><text:span text:style-name="T2">1</text:span></text:p>
      <text:p text:style-name="P9"/>
      <text:list xml:id="list234504343552234" text:continue-numbering="true" text:style-name="L2">
        <text:list-item>
          <text:p text:style-name="P61">Frequenzspanne verändert auf 300 – 3000 Hz</text:p>
        </text:list-item>
        <text:list-item>
          <text:p text:style-name="P61">Min-Max_Duty_Cycle jetzt 90 – 10</text:p>
        </text:list-item>
        <text:list-item>
          <text:p text:style-name="P61"><text:soft-page-break/>Neue Frequenzkurve ( Sinus plus 30% der 16. harmonischen Oberwelle)</text:p>
        </text:list-item>
        <text:list-item>
          <text:p text:style-name="P61">Speed_Factor um hohe Freqnzen in der Lautstärke zu dämpfen, tiefe zu heben</text:p>
        </text:list-item>
        <text:list-item>
          <text:p text:style-name="P61">Ear Candy Volume ramp up/down gelöscht / war unwirksam</text:p>
        </text:list-item>
        <text:list-item>
          <text:p text:style-name="P61">CAN Bus Receiver hat jetzt eine Blink-LED (LD6), zeigt CAN Verkehr an</text:p>
        </text:list-item>
      </text:list>
      <text:p text:style-name="P24"/>
      <text:p text:style-name="P20">05.06.2021 Version &lt;<text:span text:style-name="T3">früher&gt;</text:span></text:p>
      <text:p text:style-name="P9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8T23:44:58.649000000</dc:date>
    <meta:editing-duration>PT2H52M29S</meta:editing-duration>
    <meta:editing-cycles>32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4" meta:paragraph-count="87" meta:word-count="517" meta:character-count="3691" meta:non-whitespace-character-count="3260"/>
  </office:meta>
</office:document-meta>
</file>